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0.402cm" table:align="left"/>
    </style:style>
    <style:style style:name="Tableau1.A" style:family="table-column">
      <style:table-column-properties style:column-width="3.007cm"/>
    </style:style>
    <style:style style:name="Tableau1.B" style:family="table-column">
      <style:table-column-properties style:column-width="7.394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5.136cm" table:align="left"/>
    </style:style>
    <style:style style:name="Tableau2.A" style:family="table-column">
      <style:table-column-properties style:column-width="1.746cm"/>
    </style:style>
    <style:style style:name="Tableau2.B" style:family="table-column">
      <style:table-column-properties style:column-width="0.667cm"/>
    </style:style>
    <style:style style:name="Tableau2.C" style:family="table-column">
      <style:table-column-properties style:column-width="1.48cm"/>
    </style:style>
    <style:style style:name="Tableau2.D" style:family="table-column">
      <style:table-column-properties style:column-width="0.963cm"/>
    </style:style>
    <style:style style:name="Tableau2.E" style:family="table-column">
      <style:table-column-properties style:column-width="2.342cm"/>
    </style:style>
    <style:style style:name="Tableau2.F" style:family="table-column">
      <style:table-column-properties style:column-width="2.478cm"/>
    </style:style>
    <style:style style:name="Tableau2.G" style:family="table-column">
      <style:table-column-properties style:column-width="5.459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G1" style:family="table-cell">
      <style:table-cell-properties style:vertical-align="middle" fo:padding="0.049cm" fo:border="0.05pt solid #000000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" style:family="table">
      <style:table-properties style:width="6.447cm" table:align="left"/>
    </style:style>
    <style:style style:name="Tableau3.A" style:family="table-column">
      <style:table-column-properties style:column-width="2.653cm"/>
    </style:style>
    <style:style style:name="Tableau3.B" style:family="table-column">
      <style:table-column-properties style:column-width="3.794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rsid="0000c1be" officeooo:paragraph-rsid="0000c1be"/>
    </style:style>
    <style:style style:name="P2" style:family="paragraph" style:parent-style-name="Text_20_body">
      <style:text-properties officeooo:rsid="0000c1be" officeooo:paragraph-rsid="0000c1be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officeooo:rsid="0000c1be"/>
    </style:style>
    <style:style style:name="P4" style:family="paragraph" style:parent-style-name="Heading_20_1">
      <style:paragraph-properties fo:margin-top="0cm" fo:margin-bottom="0.247cm" style:contextual-spacing="false" fo:line-height="115%"/>
      <style:text-properties officeooo:rsid="0000c1be"/>
    </style:style>
    <style:style style:name="P5" style:family="paragraph" style:parent-style-name="Heading_20_2">
      <style:paragraph-properties fo:margin-top="0cm" fo:margin-bottom="0.247cm" style:contextual-spacing="false" fo:line-height="115%"/>
      <style:text-properties officeooo:rsid="0000c1be"/>
    </style:style>
    <style:style style:name="P6" style:family="paragraph" style:parent-style-name="Text_20_body">
      <style:text-properties officeooo:rsid="0000c1be"/>
    </style:style>
    <style:style style:name="P7" style:family="paragraph" style:parent-style-name="Text_20_body" style:list-style-name="L1">
      <style:text-properties officeooo:rsid="0000c1be"/>
    </style:style>
    <style:style style:name="P8" style:family="paragraph" style:parent-style-name="Heading_20_3">
      <style:paragraph-properties fo:margin-top="0cm" fo:margin-bottom="0.247cm" style:contextual-spacing="false" fo:line-height="115%"/>
      <style:text-properties officeooo:rsid="0000c1be"/>
    </style:style>
    <style:style style:name="P9" style:family="paragraph" style:parent-style-name="Text_20_body" style:list-style-name="L2">
      <style:text-properties officeooo:rsid="0000c1be"/>
    </style:style>
    <style:style style:name="P10" style:family="paragraph" style:parent-style-name="Text_20_body" style:list-style-name="L3">
      <style:text-properties officeooo:rsid="0000c1be"/>
    </style:style>
    <style:style style:name="P11" style:family="paragraph" style:parent-style-name="Text_20_body" style:list-style-name="L4">
      <style:text-properties officeooo:rsid="0000c1be"/>
    </style:style>
    <style:style style:name="P12" style:family="paragraph" style:parent-style-name="Preformatted_20_Text">
      <style:paragraph-properties fo:margin-top="0cm" fo:margin-bottom="0.247cm" style:contextual-spacing="false" fo:line-height="115%"/>
      <style:text-properties officeooo:rsid="0000c1be"/>
    </style:style>
    <style:style style:name="P13" style:family="paragraph" style:parent-style-name="Text_20_body" style:list-style-name="L5">
      <style:text-properties officeooo:rsid="0000c1be"/>
    </style:style>
    <style:style style:name="P14" style:family="paragraph" style:parent-style-name="Text_20_body" style:list-style-name="L6">
      <style:text-properties officeooo:rsid="0000c1be"/>
    </style:style>
    <style:style style:name="P15" style:family="paragraph" style:parent-style-name="Text_20_body" style:list-style-name="L7">
      <style:text-properties officeooo:rsid="0000c1be"/>
    </style:style>
    <style:style style:name="P16" style:family="paragraph" style:parent-style-name="Table_20_Contents">
      <style:text-properties officeooo:paragraph-rsid="0000c1be"/>
    </style:style>
    <style:style style:name="P17" style:family="paragraph" style:parent-style-name="Text_20_body" style:list-style-name="L8">
      <style:text-properties officeooo:rsid="0000c1be"/>
    </style:style>
    <style:style style:name="P18" style:family="paragraph" style:parent-style-name="Text_20_body" style:list-style-name="L9">
      <style:text-properties officeooo:rsid="0000c1be"/>
    </style:style>
    <style:style style:name="P19" style:family="paragraph" style:parent-style-name="Text_20_body" style:list-style-name="L10">
      <style:text-properties officeooo:rsid="0000c1be"/>
    </style:style>
    <style:style style:name="P20" style:family="paragraph" style:parent-style-name="Text_20_body" style:list-style-name="L11">
      <style:text-properties officeooo:rsid="0000c1be"/>
    </style:style>
    <style:style style:name="P21" style:family="paragraph" style:parent-style-name="Text_20_body" style:list-style-name="L12">
      <style:text-properties officeooo:rsid="0000c1be"/>
    </style:style>
    <style:style style:name="P22" style:family="paragraph" style:parent-style-name="Text_20_body" style:list-style-name="L13">
      <style:text-properties officeooo:rsid="0000c1be"/>
    </style:style>
    <style:style style:name="P23" style:family="paragraph" style:parent-style-name="Text_20_body" style:list-style-name="L14">
      <style:text-properties officeooo:rsid="0000c1be"/>
    </style:style>
    <style:style style:name="T1" style:family="text">
      <style:text-properties officeooo:rsid="0000c1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Lring</text:p>
      <text:p text:style-name="P2">Voici une <text:span text:style-name="Strong_20_Emphasis">présentation propre, homogène et directement intégrable dans ton livrable</text:span> du module <text:span text:style-name="Strong_20_Emphasis">Lring</text:span>, structurée sur ~3 pages avec un tableau clair des propriétés. Srce chatGPT</text:p>
      <text:p text:style-name="P3"/>
      <text:h text:style-name="P4" text:outline-level="1">VIII.X — Module <text:span text:style-name="Strong_20_Emphasis">Lring</text:span> (Anneau LED)</text:h>
      <text:p text:style-name="P3"/>
      <text:h text:style-name="P5" text:outline-level="2">1. Rôle et positionnement du module</text:h>
      <text:p text:style-name="P6">Le module <text:span text:style-name="Strong_20_Emphasis">Lring</text:span> assure la <text:span text:style-name="Strong_20_Emphasis">communication visuelle du robot</text:span> via un anneau de LEDs adressables.</text:p>
      <text:p text:style-name="P6">Il remplit trois fonctions principales :</text:p>
      <text:list text:style-name="L1">
        <text:list-item>
          <text:p text:style-name="P7"><text:span text:style-name="Strong_20_Emphasis">Expression d’état</text:span> (mode interne)</text:p>
        </text:list-item>
        <text:list-item>
          <text:p text:style-name="P7"><text:span text:style-name="Strong_20_Emphasis">Affichage piloté</text:span> (mode externe via Node-RED / SP)</text:p>
        </text:list-item>
        <text:list-item>
          <text:p text:style-name="P7"><text:span text:style-name="Strong_20_Emphasis">Signalisation d’urgence</text:span> (priorité absolue)</text:p>
        </text:list-item>
      </text:list>
      <text:p text:style-name="P3"/>
      <text:h text:style-name="P8" text:outline-level="3">🧠 Logique fonctionnelle</text:h>
      <text:p text:style-name="P6">Le module fonctionne selon une logique de <text:span text:style-name="Strong_20_Emphasis">modes exclusifs</text:span>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Mode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EXPR</text:span></text:p>
          </table:table-cell>
          <table:table-cell table:style-name="Tableau1.A1" office:value-type="string">
            <text:p text:style-name="Table_20_Contents">Expressions internes (neutre, sourire, etc.)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EXTERN</text:span></text:p>
          </table:table-cell>
          <table:table-cell table:style-name="Tableau1.A1" office:value-type="string">
            <text:p text:style-name="Table_20_Contents">Contrôle direct LED (RGB)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EXPR_FORCED</text:span></text:p>
          </table:table-cell>
          <table:table-cell table:style-name="Tableau1.A1" office:value-type="string">
            <text:p text:style-name="Table_20_Contents">Mode urgence (override total)</text:p>
          </table:table-cell>
        </table:table-row>
      </table:table>
      <text:p text:style-name="P3"/>
      <text:h text:style-name="P8" text:outline-level="3">⚠️ Règles fondamentales</text:h>
      <text:list text:style-name="L2">
        <text:list-item>
          <text:p text:style-name="P9">Toute commande <text:span text:style-name="Source_20_Text">expr</text:span> → force le mode <text:span text:style-name="Strong_20_Emphasis">EXPR</text:span></text:p>
        </text:list-item>
        <text:list-item>
          <text:p text:style-name="P9">Toute commande <text:span text:style-name="Source_20_Text">rgb</text:span> / <text:span text:style-name="Source_20_Text">clr</text:span> → force le mode <text:span text:style-name="Strong_20_Emphasis">EXTERN</text:span></text:p>
        </text:list-item>
        <text:list-item>
          <text:p text:style-name="P9">Une urgence active → <text:span text:style-name="Strong_20_Emphasis">bloque tout</text:span> (override)</text:p>
        </text:list-item>
        <text:list-item>
          <text:p text:style-name="P9">Le module peut revenir automatiquement à <text:span text:style-name="Source_20_Text">neutre</text:span></text:p>
        </text:list-item>
      </text:list>
      <text:p text:style-name="P3"/>
      <text:h text:style-name="P5" text:outline-level="2">2. Architecture interne</text:h>
      <text:p text:style-name="P6">Le module repose sur trois couches :</text:p>
      <text:h text:style-name="P8" text:outline-level="3">2.1 Couche logique</text:h>
      <text:list text:style-name="L3">
        <text:list-item>
          <text:p text:style-name="P10">Gestion des expressions (<text:span text:style-name="Source_20_Text">curExpr</text:span>)</text:p>
        </text:list-item>
        <text:list-item>
          <text:p text:style-name="P10">Gestion des modes (<text:span text:style-name="Source_20_Text">modeExtern</text:span>, <text:span text:style-name="Source_20_Text">exprForcedByUrg</text:span>)</text:p>
        </text:list-item>
        <text:list-item>
          <text:p text:style-name="P10">Timeout et clignotement</text:p>
        </text:list-item>
      </text:list>
      <text:p text:style-name="P3"><text:soft-page-break/></text:p>
      <text:h text:style-name="P8" text:outline-level="3">2.2 Couche comportementale</text:h>
      <text:list text:style-name="L4">
        <text:list-item>
          <text:p text:style-name="P11">Mapping nom → expression (<text:span text:style-name="Source_20_Text">_exprFromName</text:span>)</text:p>
        </text:list-item>
        <text:list-item>
          <text:p text:style-name="P11">Gestion des patterns lumineux :</text:p>
          <text:list>
            <text:list-item>
              <text:p text:style-name="P11">neutre</text:p>
            </text:list-item>
            <text:list-item>
              <text:p text:style-name="P11">sourire</text:p>
            </text:list-item>
            <text:list-item>
              <text:p text:style-name="P11">triste</text:p>
            </text:list-item>
            <text:list-item>
              <text:p text:style-name="P11">voyant</text:p>
            </text:list-item>
            <text:list-item>
              <text:p text:style-name="P11">urgence</text:p>
            </text:list-item>
          </text:list>
        </text:list-item>
      </text:list>
      <text:p text:style-name="P3"/>
      <text:h text:style-name="P8" text:outline-level="3">2.3 Couche hardware</text:h>
      <text:p text:style-name="P6">Interface avec :</text:p>
      <text:p text:style-name="P12"><text:span text:style-name="Source_20_Text">lringhw_setPixel()</text:span></text:p>
      <text:p text:style-name="P12"><text:span text:style-name="Source_20_Text">lringhw_fill()</text:span></text:p>
      <text:p text:style-name="P12"><text:span text:style-name="Source_20_Text">lringhw_clear()</text:span></text:p>
      <text:p text:style-name="P12"><text:span text:style-name="Source_20_Text">lringhw_show()</text:span></text:p>
      <text:p text:style-name="P3"/>
      <text:h text:style-name="P5" text:outline-level="2">3. Gestion des modes</text:h>
      <text:h text:style-name="P8" text:outline-level="3">3.1 Mode EXPR (interne)</text:h>
      <text:list text:style-name="L5">
        <text:list-item>
          <text:p text:style-name="P13">Piloté par <text:span text:style-name="Source_20_Text">expr</text:span></text:p>
        </text:list-item>
        <text:list-item>
          <text:p text:style-name="P13">Animations prédéfinies</text:p>
        </text:list-item>
        <text:list-item>
          <text:p text:style-name="P13">Peut inclure clignotement et timeout</text:p>
        </text:list-item>
      </text:list>
      <text:p text:style-name="P3"/>
      <text:h text:style-name="P8" text:outline-level="3">3.2 Mode EXTERN</text:h>
      <text:list text:style-name="L6">
        <text:list-item>
          <text:p text:style-name="P14">Piloté par <text:span text:style-name="Source_20_Text">rgb</text:span>, <text:span text:style-name="Source_20_Text">clr</text:span></text:p>
        </text:list-item>
        <text:list-item>
          <text:p text:style-name="P14">Contrôle direct LED</text:p>
        </text:list-item>
        <text:list-item>
          <text:p text:style-name="P14">Prioritaire sur EXPR (hors urgence)</text:p>
        </text:list-item>
      </text:list>
      <text:p text:style-name="P3"/>
      <text:h text:style-name="P8" text:outline-level="3">3.3 Mode URGENCE (EXPR_FORCED)</text:h>
      <text:p text:style-name="P6">Déclenché par :</text:p>
      <text:p text:style-name="P12"><text:span text:style-name="Source_20_Text">lring_emergencyTrigger(code)</text:span></text:p>
      <text:p text:style-name="P6">Effets :</text:p>
      <text:list text:style-name="L7">
        <text:list-item>
          <text:p text:style-name="P15">Clignotement rouge</text:p>
        </text:list-item>
        <text:list-item>
          <text:p text:style-name="P15"><text:soft-page-break/>Évolution si urgence longue (&gt;10s)</text:p>
        </text:list-item>
        <text:list-item>
          <text:p text:style-name="P15">Ignore toutes les commandes</text:p>
        </text:list-item>
      </text:list>
      <text:p text:style-name="P3"/>
      <text:h text:style-name="P5" text:outline-level="2">4. Propriétés VPIV exposées</text:h>
      <text:h text:style-name="P8" text:outline-level="3">📊 Tableau des propriétés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>
            <table:table-cell table:style-name="Tableau2.A1" office:value-type="string">
              <text:p text:style-name="Table_20_Heading">PROP</text:p>
            </table:table-cell>
            <table:table-cell table:style-name="Tableau2.A1" office:value-type="string">
              <text:p text:style-name="Table_20_Heading">CAT</text:p>
            </table:table-cell>
            <table:table-cell table:style-name="Tableau2.A1" office:value-type="string">
              <text:p text:style-name="Table_20_Heading">TYPE</text:p>
            </table:table-cell>
            <table:table-cell table:style-name="Tableau2.A1" office:value-type="string">
              <text:p text:style-name="Table_20_Heading">DIR</text:p>
            </table:table-cell>
            <table:table-cell table:style-name="Tableau2.A1" office:value-type="string">
              <text:p text:style-name="Table_20_Heading">INSTANCE</text:p>
            </table:table-cell>
            <table:table-cell table:style-name="Tableau2.A1" office:value-type="string">
              <text:p text:style-name="Table_20_Heading">Rôle</text:p>
            </table:table-cell>
            <table:table-cell table:style-name="Tableau2.G1" office:value-type="string">
              <text:p text:style-name="Table_20_Heading">Comportement</text:p>
            </table:table-cell>
          </table:table-row>
        </table:table-header-rows>
        <table:table-row>
          <table:table-cell table:style-name="Tableau2.A2" office:value-type="string">
            <text:p text:style-name="Table_20_Contents"><text:span text:style-name="Source_20_Text">act</text:span></text:p>
          </table:table-cell>
          <table:table-cell table:style-name="Tableau2.A2" office:value-type="string">
            <text:p text:style-name="Table_20_Contents">I/V</text:p>
          </table:table-cell>
          <table:table-cell table:style-name="Tableau2.A2" office:value-type="string">
            <text:p text:style-name="Table_20_Contents">bool</text:p>
          </table:table-cell>
          <table:table-cell table:style-name="Tableau2.A2" office:value-type="string">
            <text:p text:style-name="Table_20_Contents">↔</text:p>
          </table:table-cell>
          <table:table-cell table:style-name="Tableau2.A2" office:value-type="string">
            <text:p text:style-name="Table_20_Contents">* / 0–11</text:p>
          </table:table-cell>
          <table:table-cell table:style-name="Tableau2.A2" office:value-type="string">
            <text:p text:style-name="Table_20_Contents">Activation</text:p>
          </table:table-cell>
          <table:table-cell table:style-name="Tableau2.G2" office:value-type="string">
            <text:p text:style-name="Table_20_Contents">ON → voyant / OFF → neutre</text:p>
          </table:table-cell>
        </table:table-row>
        <table:table-row>
          <table:table-cell table:style-name="Tableau2.A2" office:value-type="string">
            <text:p text:style-name="Table_20_Contents"><text:span text:style-name="Source_20_Text">expr</text:span></text:p>
          </table:table-cell>
          <table:table-cell table:style-name="Tableau2.A2" office:value-type="string">
            <text:p text:style-name="Table_20_Contents">I/V</text:p>
          </table:table-cell>
          <table:table-cell table:style-name="Tableau2.A2" office:value-type="string">
            <text:p text:style-name="Table_20_Contents">string</text:p>
          </table:table-cell>
          <table:table-cell table:style-name="Tableau2.A2" office:value-type="string">
            <text:p text:style-name="Table_20_Contents">↔</text:p>
          </table:table-cell>
          <table:table-cell table:style-name="Tableau2.A2" office:value-type="string">
            <text:p text:style-name="Table_20_Contents">*</text:p>
          </table:table-cell>
          <table:table-cell table:style-name="Tableau2.A2" office:value-type="string">
            <text:p text:style-name="Table_20_Contents">Expression</text:p>
          </table:table-cell>
          <table:table-cell table:style-name="Tableau2.G2" office:value-type="string">
            <text:p text:style-name="Table_20_Contents">Force mode EXPR</text:p>
          </table:table-cell>
        </table:table-row>
        <table:table-row>
          <table:table-cell table:style-name="Tableau2.A2" office:value-type="string">
            <text:p text:style-name="Table_20_Contents"><text:span text:style-name="Source_20_Text">rgb</text:span></text:p>
          </table:table-cell>
          <table:table-cell table:style-name="Tableau2.A2" office:value-type="string">
            <text:p text:style-name="Table_20_Contents">I/V</text:p>
          </table:table-cell>
          <table:table-cell table:style-name="Tableau2.A2" office:value-type="string">
            <text:p text:style-name="Table_20_Contents">string</text:p>
          </table:table-cell>
          <table:table-cell table:style-name="Tableau2.A2" office:value-type="string">
            <text:p text:style-name="Table_20_Contents">↔</text:p>
          </table:table-cell>
          <table:table-cell table:style-name="Tableau2.A2" office:value-type="string">
            <text:p text:style-name="Table_20_Contents">* / idx</text:p>
          </table:table-cell>
          <table:table-cell table:style-name="Tableau2.A2" office:value-type="string">
            <text:p text:style-name="Table_20_Contents">Couleur LED</text:p>
          </table:table-cell>
          <table:table-cell table:style-name="Tableau2.G2" office:value-type="string">
            <text:p text:style-name="Table_20_Contents">Force mode EXTERN</text:p>
          </table:table-cell>
        </table:table-row>
        <table:table-row>
          <table:table-cell table:style-name="Tableau2.A2" office:value-type="string">
            <text:p text:style-name="Table_20_Contents"><text:span text:style-name="Source_20_Text">clr</text:span></text:p>
          </table:table-cell>
          <table:table-cell table:style-name="Tableau2.A2" office:value-type="string">
            <text:p text:style-name="Table_20_Contents">I/V</text:p>
          </table:table-cell>
          <table:table-cell table:style-name="Tableau2.A2" office:value-type="string">
            <text:p text:style-name="Table_20_Contents">enum</text:p>
          </table:table-cell>
          <table:table-cell table:style-name="Tableau2.A2" office:value-type="string">
            <text:p text:style-name="Table_20_Contents">↔</text:p>
          </table:table-cell>
          <table:table-cell table:style-name="Tableau2.A2" office:value-type="string">
            <text:p text:style-name="Table_20_Contents">* / idx</text:p>
          </table:table-cell>
          <table:table-cell table:style-name="Tableau2.A2" office:value-type="string">
            <text:p text:style-name="Table_20_Contents">Effacement</text:p>
          </table:table-cell>
          <table:table-cell table:style-name="Tableau2.G2" office:value-type="string">
            <text:p text:style-name="Table_20_Contents">LEDs à OFF</text:p>
          </table:table-cell>
        </table:table-row>
        <table:table-row>
          <table:table-cell table:style-name="Tableau2.A2" office:value-type="string">
            <text:p text:style-name="P16"><text:span text:style-name="Source_20_Text"><text:span text:style-name="T1">lumin</text:span></text:span></text:p>
          </table:table-cell>
          <table:table-cell table:style-name="Tableau2.A2" office:value-type="string">
            <text:p text:style-name="Table_20_Contents">I/V</text:p>
          </table:table-cell>
          <table:table-cell table:style-name="Tableau2.A2" office:value-type="string">
            <text:p text:style-name="Table_20_Contents">number</text:p>
          </table:table-cell>
          <table:table-cell table:style-name="Tableau2.A2" office:value-type="string">
            <text:p text:style-name="Table_20_Contents">↔</text:p>
          </table:table-cell>
          <table:table-cell table:style-name="Tableau2.A2" office:value-type="string">
            <text:p text:style-name="Table_20_Contents">* / idx</text:p>
          </table:table-cell>
          <table:table-cell table:style-name="Tableau2.A2" office:value-type="string">
            <text:p text:style-name="Table_20_Contents">Intensité <text:span text:style-name="T1">luz</text:span></text:p>
          </table:table-cell>
          <table:table-cell table:style-name="Tableau2.G2" office:value-type="string">
            <text:p text:style-name="Table_20_Contents">Global hardware</text:p>
          </table:table-cell>
        </table:table-row>
        <table:table-row>
          <table:table-cell table:style-name="Tableau2.A2" office:value-type="string">
            <text:p text:style-name="Table_20_Contents"><text:span text:style-name="Source_20_Text">mode</text:span></text:p>
          </table:table-cell>
          <table:table-cell table:style-name="Tableau2.A2" office:value-type="string">
            <text:p text:style-name="Table_20_Contents">I/V</text:p>
          </table:table-cell>
          <table:table-cell table:style-name="Tableau2.A2" office:value-type="string">
            <text:p text:style-name="Table_20_Contents">enum</text:p>
          </table:table-cell>
          <table:table-cell table:style-name="Tableau2.A2" office:value-type="string">
            <text:p text:style-name="Table_20_Contents">↔</text:p>
          </table:table-cell>
          <table:table-cell table:style-name="Tableau2.A2" office:value-type="string">
            <text:p text:style-name="Table_20_Contents">*</text:p>
          </table:table-cell>
          <table:table-cell table:style-name="Tableau2.A2" office:value-type="string">
            <text:p text:style-name="Table_20_Contents">Mode</text:p>
          </table:table-cell>
          <table:table-cell table:style-name="Tableau2.G2" office:value-type="string">
            <text:p text:style-name="Table_20_Contents">expr / extern</text:p>
          </table:table-cell>
        </table:table-row>
        <table:table-row>
          <table:table-cell table:style-name="Tableau2.A2" office:value-type="string">
            <text:p text:style-name="Table_20_Contents"><text:span text:style-name="Source_20_Text">init</text:span></text:p>
          </table:table-cell>
          <table:table-cell table:style-name="Tableau2.A2" office:value-type="string">
            <text:p text:style-name="Table_20_Contents">I/V</text:p>
          </table:table-cell>
          <table:table-cell table:style-name="Tableau2.A2" office:value-type="string">
            <text:p text:style-name="Table_20_Contents">enum</text:p>
          </table:table-cell>
          <table:table-cell table:style-name="Tableau2.A2" office:value-type="string">
            <text:p text:style-name="Table_20_Contents">↔</text:p>
          </table:table-cell>
          <table:table-cell table:style-name="Tableau2.A2" office:value-type="string">
            <text:p text:style-name="Table_20_Contents">*</text:p>
          </table:table-cell>
          <table:table-cell table:style-name="Tableau2.A2" office:value-type="string">
            <text:p text:style-name="Table_20_Contents">Reset</text:p>
          </table:table-cell>
          <table:table-cell table:style-name="Tableau2.G2" office:value-type="string">
            <text:p text:style-name="Table_20_Contents">Réinitialisation complète</text:p>
          </table:table-cell>
        </table:table-row>
        <table:table-row>
          <table:table-cell table:style-name="Tableau2.A2" office:value-type="string">
            <text:p text:style-name="Table_20_Contents"><text:span text:style-name="Source_20_Text">urg</text:span></text:p>
          </table:table-cell>
          <table:table-cell table:style-name="Tableau2.A2" office:value-type="string">
            <text:p text:style-name="Table_20_Contents">I</text:p>
          </table:table-cell>
          <table:table-cell table:style-name="Tableau2.A2" office:value-type="string">
            <text:p text:style-name="Table_20_Contents">string</text:p>
          </table:table-cell>
          <table:table-cell table:style-name="Tableau2.A2" office:value-type="string">
            <text:p text:style-name="Table_20_Contents">→</text:p>
          </table:table-cell>
          <table:table-cell table:style-name="Tableau2.A2" office:value-type="string">
            <text:p text:style-name="Table_20_Contents">*</text:p>
          </table:table-cell>
          <table:table-cell table:style-name="Tableau2.A2" office:value-type="string">
            <text:p text:style-name="Table_20_Contents">État urgence</text:p>
          </table:table-cell>
          <table:table-cell table:style-name="Tableau2.G2" office:value-type="string">
            <text:p text:style-name="Table_20_Contents">Notification visuelle</text:p>
          </table:table-cell>
        </table:table-row>
      </table:table>
      <text:p text:style-name="P3"/>
      <text:h text:style-name="P5" text:outline-level="2">5. Exemples VPIV</text:h>
      <text:h text:style-name="P8" text:outline-level="3">Activation</text:h>
      <text:p text:style-name="P12"><text:span text:style-name="Source_20_Text">$I:Lring:*:act:1#</text:span></text:p>
      <text:p text:style-name="P6">→ Active affichage "voyant"</text:p>
      <text:p text:style-name="P3"/>
      <text:h text:style-name="P8" text:outline-level="3">Expression</text:h>
      <text:p text:style-name="P12"><text:span text:style-name="Source_20_Text">$I:Lring:*:expr:sourire#</text:span></text:p>
      <text:p text:style-name="P6">→ Affichage sourire</text:p>
      <text:p text:style-name="P3"/>
      <text:h text:style-name="P8" text:outline-level="3">RGB (LED spécifique)</text:h>
      <text:p text:style-name="P12"><text:span text:style-name="Source_20_Text">$I:Lring:3:rgb:255,0,0#</text:span></text:p>
      <text:p text:style-name="P6">→ LED 3 en rouge</text:p>
      <text:p text:style-name="P3"/>
      <text:h text:style-name="P8" text:outline-level="3">Effacement</text:h>
      <text:p text:style-name="P12"><text:span text:style-name="Source_20_Text">$I:Lring:*:clr:OK#</text:span></text:p>
      <text:p text:style-name="P6">→ Éteint tout</text:p>
      <text:p text:style-name="P3"/>
      <text:h text:style-name="P8" text:outline-level="3">Mode externe</text:h>
      <text:p text:style-name="P12"><text:span text:style-name="Source_20_Text">$I:Lring:*:mode:extern#</text:span></text:p>
      <text:p text:style-name="P6">→ Autorise contrôle direct</text:p>
      <text:p text:style-name="P3"><text:soft-page-break/></text:p>
      <text:h text:style-name="P5" text:outline-level="2">6. Fonctionnement dynamique</text:h>
      <text:h text:style-name="P8" text:outline-level="3">6.1 Cycle périodique</text:h>
      <text:p text:style-name="P6">Fonction :</text:p>
      <text:p text:style-name="P12"><text:span text:style-name="Source_20_Text">lring_processPeriodic()</text:span></text:p>
      <text:p text:style-name="P6">Rôle :</text:p>
      <text:list text:style-name="L8">
        <text:list-item>
          <text:p text:style-name="P17">Gestion clignotement</text:p>
        </text:list-item>
        <text:list-item>
          <text:p text:style-name="P17">Gestion timeout expression</text:p>
        </text:list-item>
        <text:list-item>
          <text:p text:style-name="P17">Gestion urgence dynamique</text:p>
        </text:list-item>
      </text:list>
      <text:p text:style-name="P3"/>
      <text:h text:style-name="P8" text:outline-level="3">6.2 Gestion du clignotement</text:h>
      <text:list text:style-name="L9">
        <text:list-item>
          <text:p text:style-name="P18">Voyant → 1 Hz</text:p>
        </text:list-item>
        <text:list-item>
          <text:p text:style-name="P18">Urgence → 2 Hz</text:p>
        </text:list-item>
        <text:list-item>
          <text:p text:style-name="P18">Urgence longue → mode dégradé (LED unique)</text:p>
        </text:list-item>
      </text:list>
      <text:p text:style-name="P3"/>
      <text:h text:style-name="P8" text:outline-level="3">6.3 Timeout expression</text:h>
      <text:p text:style-name="P12"><text:span text:style-name="Source_20_Text">exprExpireAt</text:span></text:p>
      <text:p text:style-name="P6">Permet retour automatique à :</text:p>
      <text:p text:style-name="P12"><text:span text:style-name="Source_20_Text">neutre</text:span></text:p>
      <text:p text:style-name="P3"/>
      <text:h text:style-name="P5" text:outline-level="2">7. Gestion de l’urgence</text:h>
      <text:h text:style-name="P8" text:outline-level="3">Déclenchement</text:h>
      <text:p text:style-name="P12"><text:span text:style-name="Source_20_Text">lring_emergencyTrigger(code)</text:span></text:p>
      <text:p text:style-name="P3"/>
      <text:h text:style-name="P8" text:outline-level="3">Effets</text:h>
      <text:list text:style-name="L10">
        <text:list-item>
          <text:p text:style-name="P19">Passage en <text:span text:style-name="Source_20_Text">EXPR_FORCED</text:span></text:p>
        </text:list-item>
        <text:list-item>
          <text:p text:style-name="P19">Clignotement rouge</text:p>
        </text:list-item>
        <text:list-item>
          <text:p text:style-name="P19">Envoi VPIV :</text:p>
        </text:list-item>
      </text:list>
      <text:p text:style-name="P12"><text:span text:style-name="Source_20_Text">$I:Lring:*:urg:&lt;code&gt;#</text:span></text:p>
      <text:p text:style-name="P3"/>
      <text:h text:style-name="P8" text:outline-level="3">Libération</text:h>
      <text:p text:style-name="P6">Via module <text:span text:style-name="Strong_20_Emphasis">Urg</text:span> :</text:p>
      <text:p text:style-name="P12"><text:span text:style-name="Source_20_Text">urg_clear()</text:span></text:p>
      <text:p text:style-name="P6"><text:soft-page-break/>→ retour à <text:span text:style-name="Source_20_Text">neutre</text:span></text:p>
      <text:p text:style-name="P3"/>
      <text:h text:style-name="P5" text:outline-level="2">8. Points d’attention</text:h>
      <text:h text:style-name="P8" text:outline-level="3">⚠️ Cohérence INSTANCE</text:h>
      <text:list text:style-name="L11">
        <text:list-item>
          <text:p text:style-name="P20"><text:span text:style-name="Source_20_Text">expr</text:span>, <text:span text:style-name="Source_20_Text">mode</text:span>, <text:span text:style-name="Source_20_Text">init</text:span> → toujours global (<text:span text:style-name="Source_20_Text">*</text:span>)</text:p>
        </text:list-item>
        <text:list-item>
          <text:p text:style-name="P20"><text:span text:style-name="Source_20_Text">rgb</text:span>, <text:span text:style-name="Source_20_Text">clr</text:span>, <text:span text:style-name="Source_20_Text">int</text:span>, <text:span text:style-name="Source_20_Text">act</text:span> → support index</text:p>
        </text:list-item>
      </text:list>
      <text:p text:style-name="P3"/>
      <text:h text:style-name="P8" text:outline-level="3">⚠️ Intensité</text:h>
      <text:list text:style-name="L12">
        <text:list-item>
          <text:p text:style-name="P21">Actuellement globale (hardware)</text:p>
        </text:list-item>
        <text:list-item>
          <text:p text:style-name="P21">Instance ignorée</text:p>
        </text:list-item>
      </text:list>
      <text:p text:style-name="P3"/>
      <text:h text:style-name="P8" text:outline-level="3">⚠️ Conflits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Cas</text:p>
            </table:table-cell>
            <table:table-cell table:style-name="Tableau3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3.A1" office:value-type="string">
            <text:p text:style-name="Table_20_Contents">expr + rgb</text:p>
          </table:table-cell>
          <table:table-cell table:style-name="Tableau3.A1" office:value-type="string">
            <text:p text:style-name="Table_20_Contents">rgb prend le contrôle</text:p>
          </table:table-cell>
        </table:table-row>
        <table:table-row>
          <table:table-cell table:style-name="Tableau3.A1" office:value-type="string">
            <text:p text:style-name="Table_20_Contents">urgence + tout</text:p>
          </table:table-cell>
          <table:table-cell table:style-name="Tableau3.A1" office:value-type="string">
            <text:p text:style-name="Table_20_Contents">urgence gagne</text:p>
          </table:table-cell>
        </table:table-row>
        <table:table-row>
          <table:table-cell table:style-name="Tableau3.A1" office:value-type="string">
            <text:p text:style-name="Table_20_Contents">extern + expr</text:p>
          </table:table-cell>
          <table:table-cell table:style-name="Tableau3.A1" office:value-type="string">
            <text:p text:style-name="Table_20_Contents">expr reprend main</text:p>
          </table:table-cell>
        </table:table-row>
      </table:table>
      <text:p text:style-name="P3"/>
      <text:h text:style-name="P5" text:outline-level="2">9. Synthèse</text:h>
      <text:p text:style-name="P6">Le module <text:span text:style-name="Strong_20_Emphasis">Lring</text:span> est :</text:p>
      <text:list text:style-name="L13">
        <text:list-item>
          <text:p text:style-name="P22">un <text:span text:style-name="Strong_20_Emphasis">module hybride</text:span> (logique + visuel + sécurité)</text:p>
        </text:list-item>
        <text:list-item>
          <text:p text:style-name="P22">pilotable en <text:span text:style-name="Strong_20_Emphasis">mode haut niveau (expr)</text:span> ou <text:span text:style-name="Strong_20_Emphasis">bas niveau (rgb)</text:span></text:p>
        </text:list-item>
        <text:list-item>
          <text:p text:style-name="P22">intégré au système d’<text:span text:style-name="Strong_20_Emphasis">urgence globale</text:span></text:p>
        </text:list-item>
      </text:list>
      <text:p text:style-name="P3"/>
      <text:h text:style-name="P8" text:outline-level="3">💡 Point clé architecture</text:h>
      <text:p text:style-name="P12"><text:span text:style-name="Source_20_Text">Lring = Interface Homme-Robot visuelle + sécurité passive</text:span></text:p>
      <text:p text:style-name="P3"/>
      <text:h text:style-name="P5" text:outline-level="2">10. Recommandations</text:h>
      <text:list text:style-name="L14">
        <text:list-item>
          <text:p text:style-name="P23">Utiliser <text:span text:style-name="Source_20_Text">expr</text:span> pour les états système</text:p>
        </text:list-item>
        <text:list-item>
          <text:p text:style-name="P23">Utiliser <text:span text:style-name="Source_20_Text">rgb</text:span> uniquement en debug ou effets spécifiques</text:p>
        </text:list-item>
        <text:list-item>
          <text:p text:style-name="P23">Ne jamais piloter Lring en urgence côté SP</text:p>
        </text:list-item>
      </text:list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7T19:02:27.284475600</meta:creation-date>
    <dc:date>2026-03-27T19:08:38.978740400</dc:date>
    <meta:editing-duration>PT6M11S</meta:editing-duration>
    <meta:editing-cycles>2</meta:editing-cycles>
    <meta:generator>LibreOffice/26.2.0.3$Windows_X86_64 LibreOffice_project/620$Build-3</meta:generator>
    <meta:document-statistic meta:table-count="3" meta:image-count="0" meta:object-count="0" meta:page-count="5" meta:paragraph-count="196" meta:word-count="618" meta:character-count="3665" meta:non-whitespace-character-count="3288"/>
  </office:meta>
</office:document-meta>
</file>